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language="nb" fo:country="NO" style:font-size-asian="11pt" style:font-size-complex="11pt"/>
    </style:style>
    <style:style style:name="P2" style:family="paragraph" style:parent-style-name="Standard">
      <style:text-properties style:font-name="Calibri" fo:font-size="11pt" fo:language="fi" fo:country="FI" style:font-size-asian="11pt" style:font-size-complex="11pt"/>
    </style:style>
    <style:style style:name="P3" style:family="paragraph" style:parent-style-name="Standard">
      <style:text-properties fo:color="#252525" style:font-name="Calibri" fo:font-size="11pt" fo:language="nn" fo:country="NO" style:font-size-asian="11pt" style:font-size-complex="11pt"/>
    </style:style>
    <style:style style:name="P4" style:family="paragraph" style:parent-style-name="Standard">
      <loext:graphic-properties draw:fill="solid" draw:fill-color="#ffffff"/>
      <style:paragraph-properties style:line-height-at-least="1.032cm" fo:background-color="#ffffff"/>
      <style:text-properties fo:color="#252525" style:font-name="Calibri" fo:font-size="11pt" fo:language="fi" fo:country="FI" fo:font-weight="bold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="solid" draw:fill-color="#ffffff"/>
      <style:paragraph-properties style:line-height-at-least="1.032cm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.476cm" loext:contextual-spacing="false" fo:background-color="#ffffff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font-name="Calibri" fo:font-size="11pt" fo:language="nb" fo:country="NO" style:font-size-asian="11pt" style:font-size-complex="11pt"/>
    </style:style>
    <style:style style:name="T2" style:family="text">
      <style:text-properties style:font-name="Calibri" fo:font-size="11pt" fo:language="fi" fo:country="FI" style:font-size-asian="11pt" style:font-size-complex="11pt"/>
    </style:style>
    <style:style style:name="T3" style:family="text">
      <style:text-properties style:font-name="Calibri" fo:font-size="11pt" fo:language="fi" fo:country="FI" fo:font-weight="bold" style:font-size-asian="11pt" style:font-weight-asian="bold" style:font-size-complex="11pt"/>
    </style:style>
    <style:style style:name="T4" style:family="text">
      <style:text-properties style:font-name="Calibri" fo:language="fi" fo:country="FI" fo:font-weight="bold" style:font-weight-asian="bold"/>
    </style:style>
    <style:style style:name="T5" style:family="text">
      <style:text-properties style:font-name="Calibri" fo:language="fi" fo:country="FI"/>
    </style:style>
    <style:style style:name="T6" style:family="text">
      <style:text-properties fo:color="#252525" style:font-name="Calibri" fo:font-size="11pt" fo:language="nn" fo:country="NO" style:font-size-asian="11pt" style:font-size-complex="11pt"/>
    </style:style>
    <style:style style:name="T7" style:family="text">
      <style:text-properties fo:color="#252525" style:font-name="Calibri" fo:font-size="11pt" fo:language="nn" fo:country="NO" fo:font-weight="bold" style:font-size-asian="11pt" style:font-weight-asian="bold" style:font-size-complex="11pt"/>
    </style:style>
    <style:style style:name="T8" style:family="text">
      <style:text-properties fo:color="#252525" style:font-name="Calibri" fo:font-size="11pt" fo:language="nn" fo:country="NO" fo:font-weight="bold" style:font-size-asian="11pt" style:font-weight-asian="bold" style:font-size-complex="11pt" style:font-weight-complex="bold"/>
    </style:style>
    <style:style style:name="T9" style:family="text">
      <style:text-properties fo:color="#252525" style:font-name="Calibri" fo:font-size="11pt" fo:language="fi" fo:country="FI" style:font-size-asian="11pt" style:font-size-complex="11pt"/>
    </style:style>
    <style:style style:name="T10" style:family="text">
      <style:text-properties fo:color="#252525" style:font-name="Calibri" fo:font-size="11pt" fo:language="nb" fo:country="NO" style:font-size-asian="11pt" style:font-size-complex="11pt"/>
    </style:style>
    <style:style style:name="T11" style:family="text">
      <style:text-properties fo:color="#252525" style:font-name="Calibri" fo:font-size="11pt" fo:language="nb" fo:country="NO" fo:font-weight="bold" style:font-size-asian="11pt" style:font-weight-asian="bold" style:font-size-complex="11pt" style:font-weight-complex="bold"/>
    </style:style>
    <style:style style:name="T12" style:family="text">
      <style:text-properties fo:color="#252525" style:font-name="Calibri" fo:language="nb" fo:country="NO" fo:font-weight="bold" style:font-weight-asian="bold" style:font-weight-complex="bold"/>
    </style:style>
    <style:style style:name="T13" style:family="text">
      <style:text-properties fo:color="#000000" style:font-name="Calibri" fo:language="nb" fo:country="NO" style:language-asian="nb" style:country-asian="NO"/>
    </style:style>
    <style:style style:name="T14" style:family="text">
      <style:text-properties fo:color="#000000" style:font-name="Calibri" fo:font-size="11pt" fo:language="nb" fo:country="NO" style:font-size-asian="11pt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Varanger museum / Vadsø museum – Ruija kvenmuseum</text:span></text:p>
      <text:p text:style-name="Standard"><text:span text:style-name="T1">Oversatt til kvensk av Kainun institutti – Kvensk institutt 09.02.2018</text:span></text:p>
      <text:p text:style-name="P1"/>
      <text:p text:style-name="P1"/>
      <text:p text:style-name="P1"/>
      <text:p text:style-name="Standard"><text:span text:style-name="T4">Kaikile aukinainen möötti Tottuuskommisjuunin mandaatista</text:span><text:span text:style-name="T5"> 01. marsikuuta</text:span></text:p>
      <text:p text:style-name="P2"/>
      <text:p text:style-name="P2"/>
      <text:p text:style-name="Standard"><text:span text:style-name="T2">Ruijan Kveeniliitto kuttuu aukinaisheen möötthiin </text:span><text:span text:style-name="T3">tuorestaina 1. marsikuuta klo 19.00</text:span><text:span text:style-name="T2">. Möötissä saattaa ehottaa mandaattia kommisjuunile joka tutkii kväänitten ja saamelaisten norjalaistamista.</text:span></text:p>
      <text:p text:style-name="P2"/>
      <text:p text:style-name="Standard"><text:span text:style-name="T3">Paikka</text:span><text:span text:style-name="T2">: </text:span><text:span text:style-name="T6">Store Studio, Vadsø museum-Ruija kvenmuseum, Grensen 1, Vesisaari.</text:span></text:p>
      <text:p text:style-name="P3"/>
      <text:p text:style-name="Standard"><text:span text:style-name="T7">Myötäarransjöörit</text:span><text:span text:style-name="T6">: Haltiin k</text:span><text:bookmark text:name="_GoBack"/><text:span text:style-name="T6">väänisentteri, Kainun institutti, Vadsø museum – Rujia kvenmuseum, </text:span><text:span text:style-name="T9">Tromssan kveeniseura, Alattion kvääniseura.</text:span></text:p>
      <text:p text:style-name="P4"/>
      <text:p text:style-name="P4"/>
      <text:p text:style-name="P5"><text:span text:style-name="T12">Åpent møte om Sannhetskommisjonens mandat</text:span></text:p>
      <text:p text:style-name="P6"><text:span text:style-name="T10">01. mars</text:span></text:p>
      <text:p text:style-name="P6"><text:span text:style-name="T10">Norske Kveners Forbund inviterer </text:span><text:span text:style-name="T11">torsdag 1. mars kl.19.00 </text:span><text:span text:style-name="T10">åpent møte for innspill til mandat for kommisjonen for granskning av fornorskningen av de kvenske og samiske folkene.</text:span></text:p>
      <text:p text:style-name="P6"><text:span text:style-name="T8">Sted</text:span><text:span text:style-name="T6">: Store Studio, Vadsø museum-Ruija kvenmuseum, Grensen 1, Vadsø</text:span></text:p>
      <text:p text:style-name="P6"><text:span text:style-name="T8">Medarrangør</text:span><text:span text:style-name="T6">: Halti kvenkultursenter, Kvensk institutt, Vadsø museum – Rujia kvenmuseum, Tromsø kvenforening, Alta kvenforening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0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1</meta:editing-cycles>
    <meta:print-date>2007-06-07T11:27:00</meta:print-date>
    <meta:creation-date>2018-02-09T13:27:00</meta:creation-date>
    <dc:date>2018-02-09T14:48:00</dc:date>
    <meta:editing-duration>PT20M</meta:editing-duration>
    <meta:generator>LibreOffice/6.4.6.2$Linux_X86_64 LibreOffice_project/40$Build-2</meta:generator>
    <meta:document-statistic meta:table-count="0" meta:image-count="1" meta:object-count="0" meta:page-count="1" meta:paragraph-count="12" meta:word-count="121" meta:character-count="1013" meta:non-whitespace-character-count="899"/>
    <meta:user-defined meta:name="AppVersion">15.0000</meta:user-defined>
    <meta:user-defined meta:name="Company">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